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</style:style>
    <style:style style:name="P5" style:family="paragraph" style:parent-style-name="Text_20_body">
      <style:paragraph-properties fo:margin-left="10.345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10.345cm" fo:margin-right="0cm" fo:text-align="start" style:justify-single-word="false" fo:text-indent="0cm" style:auto-text-indent="false"/>
      <style:text-properties fo:language="ru" fo:country="RU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10.345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10.345cm" fo:margin-right="0cm" fo:text-align="start" style:justify-single-word="false" fo:text-indent="0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---номерок_из_косика--1-" text:name="номерок"/>
        <text:user-field-decl office:value-type="string" office:string-value="Программный комплекс для тестирования МОЭМС коммутации и модуляции оптических излучений" text:name="название_ПО"/>
        <text:user-field-decl office:value-type="string" office:string-value="другое значение" text:name="поле"/>
      </text:user-field-decls>
      <text:p text:style-name="P5">УТВЕРЖДАЮ</text:p>
      <text:p text:style-name="P5">И.о. заместителя генерального директора по НИОКР</text:p>
      <text:p text:style-name="P5">ОАО «СКТБ РТ»</text:p>
      <text:p text:style-name="P5">____________ А.В.Орлов</text:p>
      <text:p text:style-name="P5">«____»_____________2015 г.</text:p>
      <text:p text:style-name="P5"/>
      <text:p text:style-name="P1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<text:p text:style-name="P1">Описание программы</text:p>
      <text:p text:style-name="P1">ЛИСТ УТВЕРЖДЕНИЯ</text:p>
      <text:p text:style-name="P1"><text:database-display text:table-name="Излучатель" text:table-type="table" text:column-name="Номерок" text:database-name="Переменные_для_файлов">ЛУЮИ.50001</text:database-display>-01.13 ЛУ</text:p>
      <text:p text:style-name="P1"/>
      <text:p text:style-name="P1"/>
      <text:p text:style-name="P5">Разработал</text:p>
      <text:p text:style-name="P5">Инженер <text:span text:style-name="T2">III </text:span><text:span text:style-name="T1">категории</text:span></text:p>
      <text:p text:style-name="P6">___________И. С. Васильев</text:p>
      <text:p text:style-name="P6">«___»___________2015г.</text:p>
      <text:p text:style-name="P6"/>
      <text:p text:style-name="P6">Проверил</text:p>
      <text:p text:style-name="P6">Главный конструктор </text:p>
      <text:p text:style-name="P6">ОКР «Излучатель»</text:p>
      <text:p text:style-name="P6">___________П. Б. Эннс</text:p>
      <text:p text:style-name="P6">«___»___________2015г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2015</text:p>
      <text:p text:style-name="P4">УТВЕРЖДЕН</text:p>
      <text:p text:style-name="P2"><text:database-display text:table-name="Излучатель" text:table-type="table" text:column-name="Номерок" text:database-name="Переменные_для_файлов">ЛУЮИ.50001</text:database-display>-01.13</text:p>
      <text:p text:style-name="P2"/>
      <text:p text:style-name="P2"/>
      <text:p text:style-name="P2"/>
      <text:p text:style-name="P1"/>
      <text:p text:style-name="P1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<text:p text:style-name="P1">Описание программы</text:p>
      <text:p text:style-name="P1"><text:database-display text:table-name="Излучатель" text:table-type="table" text:column-name="Номерок" text:database-name="Переменные_для_файлов">ЛУЮИ.50001</text:database-display>-01.13</text:p>
      <text:p text:style-name="P1">Листов 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15</text:p>
      <text:p text:style-name="P5"><text:soft-page-break/>УТВЕРЖДАЮ</text:p>
      <text:p text:style-name="P5">И.о. заместителя генерального директора по НИОКР</text:p>
      <text:p text:style-name="P5">ОАО «СКТБ РТ»</text:p>
      <text:p text:style-name="P5">____________ А.В.Орлов</text:p>
      <text:p text:style-name="P5">«____»_____________2015 г.</text:p>
      <text:p text:style-name="P5"/>
      <text:p text:style-name="P1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<text:p text:style-name="P1">Руководство оператора</text:p>
      <text:p text:style-name="P1">ЛИСТ УТВЕРЖДЕНИЯ</text:p>
      <text:p text:style-name="P1"><text:database-display text:table-name="Излучатель" text:table-type="table" text:column-name="Номерок" text:database-name="Переменные_для_файлов">ЛУЮИ.50001</text:database-display>-01.34 ЛУ</text:p>
      <text:p text:style-name="P1"/>
      <text:p text:style-name="P1"/>
      <text:p text:style-name="P5">Разработал</text:p>
      <text:p text:style-name="P5">Инженер <text:span text:style-name="T2">III </text:span><text:span text:style-name="T1">категории</text:span></text:p>
      <text:p text:style-name="P6">___________И. С. Васильев</text:p>
      <text:p text:style-name="P6">«___»___________2015г.</text:p>
      <text:p text:style-name="P6"/>
      <text:p text:style-name="P6">Проверил</text:p>
      <text:p text:style-name="P6">Главный конструктор </text:p>
      <text:p text:style-name="P6">ОКР «Излучатель»</text:p>
      <text:p text:style-name="P6">___________П. Б. Эннс</text:p>
      <text:p text:style-name="P6">«___»___________2015г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2015</text:p>
      <text:p text:style-name="P4">УТВЕРЖДЕН</text:p>
      <text:p text:style-name="P2"><text:database-display text:table-name="Излучатель" text:table-type="table" text:column-name="Номерок" text:database-name="Переменные_для_файлов">ЛУЮИ.50001</text:database-display>-01.34</text:p>
      <text:p text:style-name="P2"/>
      <text:p text:style-name="P2"/>
      <text:p text:style-name="P2"/>
      <text:p text:style-name="P1"/>
      <text:p text:style-name="P1"><text:database-display text:table-name="Излучатель" text:table-type="table" text:column-name="Название" text:database-name="Переменные_для_файлов">Программный комплекс для тестирования МОЭМС коммутации и модуляции оптических излучений</text:database-display></text:p>
      <text:p text:style-name="P1">Руководство оператора</text:p>
      <text:p text:style-name="P1"><text:database-display text:table-name="Излучатель" text:table-type="table" text:column-name="Номерок" text:database-name="Переменные_для_файлов">ЛУЮИ.50001</text:database-display>-01.34</text:p>
      <text:p text:style-name="P1">Листов 1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fo:font-size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09:42:02.86</meta:creation-date>
    <dc:date>2015-01-26T16:00:03.45</dc:date>
    <meta:editing-duration>PT1H59M21S</meta:editing-duration>
    <meta:editing-cycles>32</meta:editing-cycles>
    <meta:generator>OpenOffice.org/3.4.1$Win32 OpenOffice.org_project/341m1$Build-9593</meta:generator>
    <meta:document-statistic meta:table-count="0" meta:image-count="0" meta:object-count="0" meta:page-count="4" meta:paragraph-count="52" meta:word-count="105" meta:character-count="947"/>
  </office:meta>
</office:document-meta>
</file>